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6af03" officeooo:paragraph-rsid="0016af03" style:font-size-asian="17.5pt" style:font-size-complex="20pt"/>
    </style:style>
    <style:style style:name="P2" style:family="paragraph" style:parent-style-name="Standard">
      <style:text-properties fo:color="#c9211e" loext:opacity="100%" fo:font-size="20pt" officeooo:rsid="0016af03" officeooo:paragraph-rsid="0016af03" style:font-size-asian="17.5pt" style:font-size-complex="20pt"/>
    </style:style>
    <style:style style:name="P3" style:family="paragraph" style:parent-style-name="Standard">
      <style:text-properties fo:color="#c9211e" loext:opacity="100%" fo:font-size="20pt" officeooo:rsid="0016af03" officeooo:paragraph-rsid="0016af03" fo:background-color="#ffff00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8</text:p>
      <text:p text:style-name="P3"/>
      <text:p text:style-name="P2">Formating query output.</text:p>
      <text:p text:style-name="P2"/>
      <text:p text:style-name="P2">Q 1. Assume each salesperson has a 12% commission. Write a query on the orders table that will produce the order number ,the salesperson number,and <text:s/>the amount of the salesperson’s commision for that order.</text:p>
      <text:p text:style-name="P2"/>
      <text:p text:style-name="P2"/>
      <text:p text:style-name="P2"/>
      <text:p text:style-name="P2"/>
      <text:p text:style-name="P2"/>
      <text:p text:style-name="P2">Q 2. Write a query on customers table that will find the highest rating in each city. Put the output in this form:</text:p>
      <text:p text:style-name="P2"><text:s/>for city (city), the highest rating is : (rating).</text:p>
      <text:p text:style-name="P2"/>
      <text:p text:style-name="P2"/>
      <text:p text:style-name="P2"/>
      <text:p text:style-name="P2"/>
      <text:p text:style-name="P2"/>
      <text:p text:style-name="P2"/>
      <text:p text:style-name="P2">Q 3. Write a query that lists customers in descending order of rating . Output the rating field first, followed by the customer’s name and number.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 4. Write a query that totals the orders for each day and places the results in descending order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39:34.027269823</meta:creation-date>
    <dc:date>2023-09-13T16:49:25.339793702</dc:date>
    <meta:editing-duration>PT9M51S</meta:editing-duration>
    <meta:editing-cycles>1</meta:editing-cycles>
    <meta:document-statistic meta:table-count="0" meta:image-count="0" meta:object-count="0" meta:page-count="2" meta:paragraph-count="7" meta:word-count="116" meta:character-count="650" meta:non-whitespace-character-count="539"/>
    <meta:generator>LibreOffice/7.3.5.2$Linux_X86_64 LibreOffice_project/30$Build-2</meta:generator>
  </office:meta>
</office:document-meta>
</file>